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language="en" fo:country="US" officeooo:rsid="0005927f" officeooo:paragraph-rsid="0005927f"/>
    </style:style>
    <style:style style:name="P2" style:family="paragraph" style:parent-style-name="Standard">
      <style:paragraph-properties fo:line-height="150%" fo:text-align="justify" style:justify-single-word="false"/>
      <style:text-properties style:font-name="Arial" fo:language="en" fo:country="US" style:text-underline-style="solid" style:text-underline-width="auto" style:text-underline-color="font-color" officeooo:rsid="0005927f" officeooo:paragraph-rsid="0005927f"/>
    </style:style>
    <style:style style:name="P3" style:family="paragraph" style:parent-style-name="Standard">
      <style:paragraph-properties fo:line-height="150%" fo:text-align="justify" style:justify-single-word="false"/>
      <style:text-properties style:font-name="Arial" fo:language="en" fo:country="US" style:text-underline-style="solid" style:text-underline-width="auto" style:text-underline-color="font-color" officeooo:rsid="00084044" officeooo:paragraph-rsid="00084044"/>
    </style:style>
    <style:style style:name="P4" style:family="paragraph" style:parent-style-name="Standard">
      <style:paragraph-properties fo:line-height="150%" fo:text-align="justify" style:justify-single-word="false"/>
      <style:text-properties style:font-name="Arial" fo:language="en" fo:country="US" officeooo:rsid="000781b6" officeooo:paragraph-rsid="000781b6"/>
    </style:style>
    <style:style style:name="P5" style:family="paragraph" style:parent-style-name="Standard">
      <style:paragraph-properties fo:line-height="150%" fo:text-align="justify" style:justify-single-word="false"/>
      <style:text-properties style:font-name="Arial" fo:language="en" fo:country="US" officeooo:rsid="00084044" officeooo:paragraph-rsid="00084044"/>
    </style:style>
    <style:style style:name="P6" style:family="paragraph" style:parent-style-name="Standard">
      <style:paragraph-properties fo:line-height="150%" fo:text-align="justify" style:justify-single-word="false"/>
      <style:text-properties style:font-name="Arial" fo:language="en" fo:country="US" officeooo:rsid="00091185" officeooo:paragraph-rsid="00091185"/>
    </style:style>
    <style:style style:name="T1" style:family="text">
      <style:text-properties officeooo:rsid="000781b6"/>
    </style:style>
    <style:style style:name="T2" style:family="text">
      <style:text-properties officeooo:rsid="00084044"/>
    </style:style>
    <style:style style:name="T3" style:family="text">
      <style:text-properties officeooo:rsid="00091185"/>
    </style:style>
    <style:style style:name="T4" style:family="text">
      <style:text-properties fo:color="#ff6600"/>
    </style:style>
    <style:style style:name="T5" style:family="text">
      <style:text-properties fo:color="#ff6600" officeooo:rsid="000781b6"/>
    </style:style>
    <style:style style:name="T6" style:family="text">
      <style:text-properties fo:font-style="italic" style:font-style-asian="italic" style:font-style-complex="italic"/>
    </style:style>
    <style:style style:name="T7" style:family="text">
      <style:text-properties fo:font-style="italic" officeooo:rsid="000781b6" style:font-style-asian="italic" style:font-style-complex="italic"/>
    </style:style>
    <style:style style:name="T8" style:family="text">
      <style:text-properties fo:font-style="italic" officeooo:rsid="00091185" style:font-style-asian="italic" style:font-style-complex="italic"/>
    </style:style>
    <style:style style:name="T9" style:family="text">
      <style:text-properties fo:language="en" fo:country="US"/>
    </style:style>
    <style:style style:name="T10" style:family="text">
      <style:text-properties fo:language="en" fo:country="US" officeooo:rsid="00091185"/>
    </style:style>
    <style:style style:name="T11" style:family="text">
      <style:text-properties officeooo:rsid="0009a1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wEPR <text:span text:style-name="T3">Package</text:span></text:p>
      <text:p text:style-name="P1"/>
      <text:p text:style-name="P1">The cwEPR module is a <text:span text:style-name="T3">package</text:span> for handling experimental data from continuous wave EPR experiments and is derived from the ASpecD framework.</text:p>
      <text:p text:style-name="P1"/>
      <text:p text:style-name="P2">General Idea</text:p>
      <text:p text:style-name="P1"/>
      <text:p text:style-name="P1">This <text:span text:style-name="T3">package</text:span> is built on the general ideas outlined in the AspecD documentation, the most important being the reproducibility of scientific data. The idea of reproducibility is a fundamental concept of science. This important concept relies on the complete <text:span text:style-name="T1">documentation of additional experimental data (</text:span><text:span text:style-name="T7">i.e.</text:span><text:span text:style-name="T1"> experimental conditions and parameters), termed metadata. This process is complicated and rather tedious and it is a fundamental functionality of ASpecD and also of this derived package to make the metadata </text:span><text:span text:style-name="T5">creation</text:span><text:span text:style-name="T1"> as automatic, easy and complete as possible. The aim is to provide a complete experimental documentation and gap-less coverage of all processing and analysis steps applied. In this perspective, any dataset at any point should be easy to trace back to the original raw data, the same being true for any type of representation, including but not limited to graphics and plots. </text:span></text:p>
      <text:p text:style-name="P4">To ensure the gap-less documentation <text:span text:style-name="T2">the </text:span>framework <text:span text:style-name="T2">and the derived package </text:span>use the unification <text:span text:style-name="T2">of the numeric data with the respective metadata as well as a history of processing and analysis including all parameters employed.</text:span></text:p>
      <text:p text:style-name="P5">For the easy and future-proof usage the project is open-source and extensively documented allowing for the easy creation of new derived modules and functionalities for any number of purposes.</text:p>
      <text:p text:style-name="P5"/>
      <text:p text:style-name="P3"><text:span text:style-name="T4">Units</text:span> of the module</text:p>
      <text:p text:style-name="P5"/>
      <text:p text:style-name="P5">The module uses the fundamental concept of the dataset as defined in ASpecD, uniting numeric data and metadata. Importers allow loading raw data, usually directly from a spectrometer, for processing, while exporters allow the export of the processed data in <text:s/>easily accessible formats to integrate the module into a work-flow involving different processing software or using it in cooperations involving scientists using different software.</text:p>
      <text:p text:style-name="P5">The <text:span text:style-name="T3">processing module includes different functionalities to modify the data without yielding an independent result, </text:span><text:span text:style-name="T8">e.g.</text:span><text:span text:style-name="T3"> field correction, phase correction and baseline correction.</text:span></text:p>
      <text:p text:style-name="P6"><text:soft-page-break/>The analysis module includes different functionalities applied to the data yielding independent results, <text:span text:style-name="T6">e.g.</text:span> integration and determination of parameters for field correction and baseline correction.</text:p>
      <text:p text:style-name="P6">The plotting module includes mutliple functionalities for creating <text:span text:style-name="T11">highly</text:span> customizable plots of the data for different purpo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4:18:06.784427902</meta:creation-date>
    <dc:date>2019-01-18T15:25:07.869362054</dc:date>
    <meta:editing-duration>PT12M59S</meta:editing-duration>
    <meta:editing-cycles>1</meta:editing-cycles>
    <meta:document-statistic meta:table-count="0" meta:image-count="0" meta:object-count="0" meta:page-count="2" meta:paragraph-count="11" meta:word-count="363" meta:character-count="2451" meta:non-whitespace-character-count="2097"/>
    <meta:generator>LibreOffice/5.1.6.2$Linux_X86_64 LibreOffice_project/10m0$Build-2</meta:generator>
  </office:meta>
</office:document-meta>
</file>